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2.7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1.163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start" fo:text-indent="0cm"/>
      <style:text-properties fo:font-size="11pt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1pt"/>
    </style:style>
    <style:style style:name="P5" style:family="paragraph">
      <style:paragraph-properties fo:margin-left="0cm" fo:margin-right="0cm" fo:text-align="end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54cm" svg:height="0.635cm" svg:x="2.54cm" svg:y="1.905cm">
          <text:p text:style-name="P1"><text:span text:style-name="T1">LASTNA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12.95cm" svg:x="10.795cm" svg:y="4.445cm">
          <draw:text-box>
            <text:p text:style-name="P3"/>
          </draw:text-box>
        </draw:frame>
        <draw:frame draw:style-name="gr3" draw:text-style-name="P4" draw:layer="layout" svg:width="1.905cm" svg:height="0.683cm" svg:x="0.635cm" svg:y="1.834cm">
          <draw:text-box>
            <text:p text:style-name="P2"><text:span text:style-name="T1">Fields:</text:span></text:p>
          </draw:text-box>
        </draw:frame>
        <draw:custom-shape draw:style-name="gr1" draw:text-style-name="P2" draw:layer="layout" svg:width="3.175cm" svg:height="0.635cm" svg:x="5.08cm" svg:y="1.905cm">
          <text:p text:style-name="P1"><text:span text:style-name="T1">FIR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8.255cm" svg:y="1.905cm">
          <text:p text:style-name="P1"><text:span text:style-name="T1">PSEUDONY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05cm" svg:height="1.413cm" svg:x="12.7cm" svg:y="1.662cm">
          <draw:text-box>
            <text:p text:style-name="P4"><text:span text:style-name="T1">End of record</text:span></text:p>
          </draw:text-box>
        </draw:frame>
        <draw:frame draw:style-name="gr5" draw:text-style-name="P4" draw:layer="layout" svg:width="1.27cm" svg:height="0.885cm" svg:x="1.905cm" svg:y="1.02cm">
          <draw:text-box>
            <text:p text:style-name="P2"><text:span text:style-name="T1">1</text:span></text:p>
          </draw:text-box>
        </draw:frame>
        <draw:frame draw:style-name="gr5" draw:text-style-name="P4" draw:layer="layout" svg:width="1.27cm" svg:height="0.885cm" svg:x="4.445cm" svg:y="1.02cm">
          <draw:text-box>
            <text:p text:style-name="P5"><text:span text:style-name="T1">11</text:span></text:p>
          </draw:text-box>
        </draw:frame>
        <draw:frame draw:style-name="gr5" draw:text-style-name="P4" draw:layer="layout" svg:width="1.27cm" svg:height="0.885cm" svg:x="7.62cm" svg:y="1.02cm">
          <draw:text-box>
            <text:p text:style-name="P5"><text:span text:style-name="T1">21</text:span></text:p>
          </draw:text-box>
        </draw:frame>
        <draw:frame draw:style-name="gr5" draw:text-style-name="P1" draw:layer="layout" svg:width="1.27cm" svg:height="0.885cm" svg:x="12.065cm" svg:y="1.02cm">
          <draw:text-box>
            <text:p text:style-name="P1"><text:span text:style-name="T1">40</text:span></text:p>
          </draw:text-box>
        </draw:frame>
        <draw:frame draw:style-name="gr5" draw:text-style-name="P4" draw:layer="layout" svg:width="4.445cm" svg:height="0.885cm" svg:x="2.075cm" svg:y="0.42cm">
          <draw:text-box>
            <text:p text:style-name="P4"><text:span text:style-name="T1">Character posi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12T14:17:00</dc:date>
    <dc:language>en-US</dc:language>
    <meta:editing-cycles>15</meta:editing-cycles>
    <meta:editing-duration>PT1H47M5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